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div class="_2WkVRV"&gt;Lazaro&lt;/div&gt;</text:p>
      <text:p text:style-name="Standard">&lt;div class="_2WkVRV"&gt;RUGZAK&lt;/div&gt;</text:p>
      <text:p text:style-name="Standard">&lt;div class="_2WkVRV"&gt;PROVOGUE&lt;/div&gt;</text:p>
      <text:p text:style-name="Standard">&lt;div class="_2WkVRV"&gt;PROVOGUE&lt;/div&gt;</text:p>
      <text:p text:style-name="Standard">&lt;div class="_2WkVRV"&gt;SAFARI&lt;/div&gt;</text:p>
      <text:p text:style-name="Standard">&lt;div class="_2WkVRV"&gt;MTROCRAFT&lt;/div&gt;</text:p>
      <text:p text:style-name="Standard">&lt;div class="_2WkVRV"&gt;PROVOGUE&lt;/div&gt;</text:p>
      <text:p text:style-name="Standard">&lt;div class="_2WkVRV"&gt;MTROCRAFT&lt;/div&gt;</text:p>
      <text:p text:style-name="Standard">&lt;div class="_2WkVRV"&gt;Flycraft&lt;/div&gt;</text:p>
      <text:p text:style-name="Standard">&lt;div class="_2WkVRV"&gt;SAFARI&lt;/div&gt;</text:p>
      <text:p text:style-name="Standard">&lt;div class="_2WkVRV"&gt;MTROCRAFT&lt;/div&gt;</text:p>
      <text:p text:style-name="Standard">&lt;div class="_2WkVRV"&gt;DREAMZ STYLISH&lt;/div&gt;</text:p>
      <text:p text:style-name="Standard">&lt;div class="_2WkVRV"&gt;Wildcraft&lt;/div&gt;</text:p>
      <text:p text:style-name="Standard">&lt;div class="_2WkVRV"&gt;HEROZ&lt;/div&gt;</text:p>
      <text:p text:style-name="Standard">&lt;div class="_2WkVRV"&gt;MarTucci&lt;/div&gt;</text:p>
      <text:p text:style-name="Standard">&lt;div class="_2WkVRV"&gt;mi&lt;/div&gt;</text:p>
      <text:p text:style-name="Standard">&lt;div class="_2WkVRV"&gt;PROVOGUE&lt;/div&gt;</text:p>
      <text:p text:style-name="Standard">&lt;div class="_2WkVRV"&gt;AMERICAN TOURISTER&lt;/div&gt;</text:p>
      <text:p text:style-name="Standard">&lt;div class="_2WkVRV"&gt;AMERICAN TOURISTER&lt;/div&gt;</text:p>
      <text:p text:style-name="Standard">&lt;div class="_2WkVRV"&gt;SparkWay&lt;/div&gt;</text:p>
      <text:p text:style-name="Standard">&lt;div class="_2WkVRV"&gt;Billion&lt;/div&gt;</text:p>
      <text:p text:style-name="Standard">&lt;div class="_2WkVRV"&gt;DRAZO&lt;/div&gt;</text:p>
      <text:p text:style-name="Standard">&lt;div class="_2WkVRV"&gt;Gear&lt;/div&gt;</text:p>
      <text:p text:style-name="Standard">&lt;div class="_2WkVRV"&gt;HEROZ&lt;/div&gt;</text:p>
      <text:p text:style-name="Standard">&lt;div class="_2WkVRV"&gt;ADAMSON&lt;/div&gt;</text:p>
      <text:p text:style-name="Standard">&lt;div class="_2WkVRV"&gt;AMERICAN TOURISTER&lt;/div&gt;</text:p>
      <text:p text:style-name="Standard">&lt;div class="_2WkVRV"&gt;PROVOGUE&lt;/div&gt;</text:p>
      <text:p text:style-name="Standard">&lt;div class="_2WkVRV"&gt;LOUIS CARON&lt;/div&gt;</text:p>
      <text:p text:style-name="Standard">&lt;div class="_2WkVRV"&gt;mi&lt;/div&gt;</text:p>
      <text:p text:style-name="Standard">&lt;div class="_2WkVRV"&gt;shimoliet&lt;/div&gt;</text:p>
      <text:p text:style-name="Standard">&lt;div class="_2WkVRV"&gt;METRONAUT&lt;/div&gt;</text:p>
      <text:p text:style-name="Standard">&lt;div class="_2WkVRV"&gt;DREAMZ STYLISH&lt;/div&gt;</text:p>
      <text:p text:style-name="Standard">&lt;div class="_2WkVRV"&gt;DRAZO&lt;/div&gt;</text:p>
      <text:p text:style-name="Standard">&lt;div class="_2WkVRV"&gt;SparkWay&lt;/div&gt;</text:p>
      <text:p text:style-name="Standard">&lt;div class="_2WkVRV"&gt;DREAMZ STYLISH&lt;/div&gt;</text:p>
      <text:p text:style-name="Standard">&lt;div class="_2WkVRV"&gt;SKYBAGS&lt;/div&gt;</text:p>
      <text:p text:style-name="Standard">&lt;div class="_2WkVRV"&gt;SKYBAGS&lt;/div&gt;</text:p>
      <text:p text:style-name="Standard">&lt;div class="_2WkVRV"&gt;AMERICAN TOURISTER&lt;/div&gt;</text:p>
      <text:p text:style-name="Standard">&lt;div class="_2WkVRV"&gt;Gear&lt;/div&gt;</text:p>
      <text:p text:style-name="Standard">&lt;div class="_2WkVRV"&gt;Acrux&lt;/div&gt;</text:p>
      <text:p text:style-name="Standard">/lazaro-hi-storage-unisex-travel-40-l-laptop-backpack/p/itm5c9414b3030dd?pid=BKPFVZP7VPMMBMNA&amp;lid=LSTBKPFVZP7VPMMBMNAX9AWDU&amp;marketplace=FLIPKART&amp;q=bags&amp;store=search.flipkart.com&amp;srno=s_1_1&amp;otracker=search&amp;otracker1=search&amp;fm=organic&amp;iid=en_%2FkMyNfkSHfrONIId2YOTdAuAJ0fBeqUsBRk0j8IhKwSJM4%2BgngMWB38344cXvxE6gelmDHu9Dxc%2Fc7o7ysWblQ%3D%3D&amp;ssid=otxhbqwqxc0000001616045975551&amp;qH=404e218d27fee49e</text:p>
      <text:p text:style-name="Standard">/rugzak-captain-america-expandable-waterproof-laptop-backpack-rg-05020-30-l/p/itma0d503c2e08fd?pid=BKPFYZ64KYYKQQKZ&amp;lid=LSTBKPFYZ64KYYKQQKZF4SNDL&amp;marketplace=FLIPKART&amp;q=bags&amp;store=search.flipkart.com&amp;srno=s_1_2&amp;otracker=search&amp;otracker1=search&amp;fm=organic&amp;iid=en_<text:soft-page-break/>%2FkMyNfkSHfrONIId2YOTdAuAJ0fBeqUsBRk0j8IhKwT0LZ456%2BQx6CpFKBITkZJsWOgMhiDR1SvfZykv7h3qZQ%3D%3D&amp;ssid=otxhbqwqxc0000001616045975551&amp;qH=404e218d27fee49e</text:p>
      <text:p text:style-name="Standard">/provogue-spacy-unisex-backpack-rain-cover-reflective-strip-35-l/p/itm3addbe2b465c0?pid=BKPFXYYQTUSR8QCG&amp;lid=LSTBKPFXYYQTUSR8QCGTUUMEP&amp;marketplace=FLIPKART&amp;q=bags&amp;store=search.flipkart.com&amp;srno=s_1_3&amp;otracker=search&amp;otracker1=search&amp;fm=organic&amp;iid=736ba365-1726-47e1-929f-9dc9234c766e.BKPFXYYQTUSR8QCG.SEARCH&amp;ssid=otxhbqwqxc0000001616045975551&amp;qH=404e218d27fee49e</text:p>
      <text:p text:style-name="Standard">/provogue-spacy-unisex-backpack-rain-cover-reflective-strip-35-l/p/itmf8ca684d5c41b?pid=BKPFWJHMS8FUQFSW&amp;lid=LSTBKPFWJHMS8FUQFSWYOEOO0&amp;marketplace=FLIPKART&amp;q=bags&amp;store=search.flipkart.com&amp;srno=s_1_4&amp;otracker=search&amp;otracker1=search&amp;fm=organic&amp;iid=736ba365-1726-47e1-929f-9dc9234c766e.BKPFWJHMS8FUQFSW.SEARCH&amp;ssid=otxhbqwqxc0000001616045975551&amp;qH=404e218d27fee49e</text:p>
      <text:p text:style-name="Standard">/safari-spreeusb-19-casual-backpack-grey-29-l-laptop/p/itmf8zxdyvawcf6z?pid=BKPF8ZSKFUKDHHHY&amp;lid=LSTBKPF8ZSKFUKDHHHYQEFWUR&amp;marketplace=FLIPKART&amp;q=bags&amp;store=search.flipkart.com&amp;srno=s_1_5&amp;otracker=search&amp;otracker1=search&amp;fm=organic&amp;iid=736ba365-1726-47e1-929f-9dc9234c766e.BKPF8ZSKFUKDHHHY.SEARCH&amp;ssid=otxhbqwqxc0000001616045975551&amp;qH=404e218d27fee49e</text:p>
      <text:p text:style-name="Standard">/mtrocraft-walker-backapck-red-40-l-laptop-backpack/p/itm3f3f4c42eae50?pid=BKPFU77EHRHFFJWY&amp;lid=LSTBKPFU77EHRHFFJWY0RJKHZ&amp;marketplace=FLIPKART&amp;q=bags&amp;store=search.flipkart.com&amp;srno=s_1_6&amp;otracker=search&amp;otracker1=search&amp;fm=organic&amp;iid=736ba365-1726-47e1-929f-9dc9234c766e.BKPFU77EHRHFFJWY.SEARCH&amp;ssid=otxhbqwqxc0000001616045975551&amp;qH=404e218d27fee49e</text:p>
      <text:p text:style-name="Standard">/provogue-spacy-unisex-backpack-rain-cover-reflective-strip-35-l-laptop/p/itm6ac606707fbd3?pid=BKPFU87F7HQPGFGG&amp;lid=LSTBKPFU87F7HQPGFGGBP81GR&amp;marketplace=FLIPKART&amp;q=bags&amp;store=search.flipkart.com&amp;srno=s_1_7&amp;otracker=search&amp;otracker1=search&amp;fm=organic&amp;iid=736ba365-1726-47e1-929f-9dc9234c766e.BKPFU87F7HQPGFGG.SEARCH&amp;ssid=otxhbqwqxc0000001616045975551&amp;qH=404e218d27fee49e</text:p>
      <text:p text:style-name="Standard">/mtrocraft-walker-office-backpack-30-l-laptop/p/itmd25f5973c3859?pid=BKPFVZRTMWSTDUZ5&amp;lid=LSTBKPFVZRTMWSTDUZ5D90Z62&amp;marketplace=FLIPKART&amp;q=bags&amp;store=search.flipkart.com&amp;srno=s_1_8&amp;otracker=search&amp;otracker1=search&amp;fm=organic&amp;iid=736ba365-1726-47e1-929f-9dc9234c766e.BKPFVZRTMWSTDUZ5.SEARCH&amp;ssid=otxhbqwqxc0000001616045975551&amp;qH=404e218d27fee49e</text:p>
      <text:p text:style-name="Standard">/flycraft-simn-1361-2-30-l-backpack/p/itm12179be69a258?pid=BKPFN44KHTPGTKSR&amp;lid=LSTBKPFN44KHTPGTKSRFKNVCZ&amp;marketplace=FLIPKART&amp;q=bags&amp;store=search.flipkart.com&amp;srno=s_1_9&amp;otracker=search&amp;otracker1=search&amp;fm=organic&amp;iid=736ba365-1726-47e1-929f-9dc9234c766e.BKPFN44KHTPGTKSR.SEARCH&amp;ssid=otxhbqwqxc0000001616045975551&amp;qH=404e218d27fee49e</text:p>
      <text:p text:style-name="Standard">/safari-spreeusb-19-casual-backpack-blue-29-l-medium/p/itmf8j9zfgpe3u9z?pid=BKPF8J8AWDJ9EEFE&amp;lid=LSTBKPF8J8AWDJ9EEFEHQYYJE&amp;marketplace=FLIPKART&amp;q=bags&amp;store=search.flipkart.com&amp;srno=s_1_10&amp;otracker=search&amp;otracker1=search&amp;fm=organic&amp;iid=736ba365-1726-47e1-929f-9dc9234c766e.BKPF8J8AWDJ9EEFE.SEARCH&amp;ssid=otxhbqwqxc0000001616045975551&amp;qH=404e218d27fee49e</text:p>
      <text:p text:style-name="Standard"><text:soft-page-break/>/mtrocraft-walker-office-backpack-30-l-laptop/p/itm12edb0c4558f5?pid=BKPFVZRTSFSHMHTW&amp;lid=LSTBKPFVZRTSFSHMHTWFC9CEJ&amp;marketplace=FLIPKART&amp;q=bags&amp;store=search.flipkart.com&amp;srno=s_1_11&amp;otracker=search&amp;otracker1=search&amp;fm=organic&amp;iid=736ba365-1726-47e1-929f-9dc9234c766e.BKPFVZRTSFSHMHTW.SEARCH&amp;ssid=otxhbqwqxc0000001616045975551&amp;qH=404e218d27fee49e</text:p>
      <text:p text:style-name="Standard">/dreamz-stylish-face-1-spacy-backpack-men-women-school-for-college-boys-girls-35-l-laptop-blue/p/itm39157942422c0?pid=BKPFX7YMHHHX9JHY&amp;lid=LSTBKPFX7YMHHHX9JHYMZLHFG&amp;marketplace=FLIPKART&amp;q=bags&amp;store=search.flipkart.com&amp;srno=s_1_12&amp;otracker=search&amp;otracker1=search&amp;fm=organic&amp;iid=736ba365-1726-47e1-929f-9dc9234c766e.BKPFX7YMHHHX9JHY.SEARCH&amp;ssid=otxhbqwqxc0000001616045975551&amp;qH=404e218d27fee49e</text:p>
      <text:p text:style-name="Standard">/wildcraft-daredevil-43-l-laptop-backpack/p/itmfejkcnarcyzrg?pid=BKPFEJKCVTZQKZCK&amp;lid=LSTBKPFEJKCVTZQKZCK5ILJBP&amp;marketplace=FLIPKART&amp;q=bags&amp;store=search.flipkart.com&amp;srno=s_1_13&amp;otracker=search&amp;otracker1=search&amp;fm=organic&amp;iid=736ba365-1726-47e1-929f-9dc9234c766e.BKPFEJKCVTZQKZCK.SEARCH&amp;ssid=otxhbqwqxc0000001616045975551&amp;qH=404e218d27fee49e</text:p>
      <text:p text:style-name="Standard">/heroz-harbor-25-l-laptop-backpack/p/itm523c4ffb6d263?pid=BKPFMMBU7G6SZF3X&amp;lid=LSTBKPFMMBU7G6SZF3XCJRMI1&amp;marketplace=FLIPKART&amp;q=bags&amp;store=search.flipkart.com&amp;srno=s_1_14&amp;otracker=search&amp;otracker1=search&amp;fm=organic&amp;iid=en_%2FkMyNfkSHfrONIId2YOTdAuAJ0fBeqUsBRk0j8IhKwS518r4Rk31sGxkFFLT0En8CSluBQbYpTA2rmSQ9PPgZg%3D%3D&amp;ssid=otxhbqwqxc0000001616045975551&amp;qH=404e218d27fee49e</text:p>
      <text:p text:style-name="Standard">/martucci-backpack-men-women-unisex-backpack-college-bag-boys-girls-office-school-bag-trendy-backpack-stylish-30-l-laptop/p/itm16cc4f15c8138?pid=BKPFST22DS4CDN8G&amp;lid=LSTBKPFST22DS4CDN8G9DHJGD&amp;marketplace=FLIPKART&amp;q=bags&amp;store=search.flipkart.com&amp;srno=s_1_15&amp;otracker=search&amp;otracker1=search&amp;fm=organic&amp;iid=736ba365-1726-47e1-929f-9dc9234c766e.BKPFST22DS4CDN8G.SEARCH&amp;ssid=otxhbqwqxc0000001616045975551&amp;qH=404e218d27fee49e</text:p>
      <text:p text:style-name="Standard">/mi-step-out-12-liters-water-repellent-backpack-black-l/p/itm23c6ff302ade7?pid=BKPFT348KJV2GCKS&amp;lid=LSTBKPFT348KJV2GCKSXCDRL9&amp;marketplace=FLIPKART&amp;q=bags&amp;store=search.flipkart.com&amp;srno=s_1_16&amp;otracker=search&amp;otracker1=search&amp;fm=organic&amp;iid=736ba365-1726-47e1-929f-9dc9234c766e.BKPFT348KJV2GCKS.SEARCH&amp;ssid=otxhbqwqxc0000001616045975551&amp;qH=404e218d27fee49e</text:p>
      <text:p text:style-name="Standard">/provogue-spacy-unisex-backpack-rain-cover-reflective-strip-35-l/p/itm837336f5d544b?pid=BKPFXYYQHADBADMH&amp;lid=LSTBKPFXYYQHADBADMHOQK3C9&amp;marketplace=FLIPKART&amp;q=bags&amp;store=search.flipkart.com&amp;srno=s_1_17&amp;otracker=search&amp;otracker1=search&amp;fm=organic&amp;iid=736ba365-1726-47e1-929f-9dc9234c766e.BKPFXYYQHADBADMH.SEARCH&amp;ssid=otxhbqwqxc0000001616045975551&amp;qH=404e218d27fee49e</text:p>
      <text:p text:style-name="Standard">/american-tourister-player-backpack-01-teal-28-l/p/itmffhrjgbp4t2bz?pid=BKPFFHMFWGXFPZJG&amp;lid=LSTBKPFFHMFWGXFPZJG3Z0NOW&amp;marketplace=FLIPKART&amp;q=bags&amp;store=search.flipkart.com&amp;srno=s_1_18&amp;otracker=search&amp;otracker1=search&amp;fm=organic&amp;iid=736ba365-1726-47e1-929f-9dc9234c766e.BKPFFHMFWGXFPZJG.SEARCH&amp;ssid=otxhbqwqxc0000001616045975551&amp;qH=404e218d27fee49e</text:p>
      <text:p text:style-name="Standard">/american-tourister-spin-laptop-backpack-01-grey-29-l/p/itmfgk466puqvhrx?pid=BKPFGK458Q2MSRD9&amp;lid=LSTBKPFGK458Q2MSRD9TTFYH5&amp;marketplace=FLIPKAR<text:soft-page-break/>T&amp;q=bags&amp;store=search.flipkart.com&amp;srno=s_1_19&amp;otracker=search&amp;otracker1=search&amp;fm=organic&amp;iid=736ba365-1726-47e1-929f-9dc9234c766e.BKPFGK458Q2MSRD9.SEARCH&amp;ssid=otxhbqwqxc0000001616045975551&amp;qH=404e218d27fee49e</text:p>
      <text:p text:style-name="Standard">/sparkway-grey-orange-line-black-school-bag-ii-genuine-backpack-multiuse-waterproof-22-l-laptop/p/itmb8d2405adfb82?pid=BKPFWY36NHK3CXQD&amp;lid=LSTBKPFWY36NHK3CXQDOWUPXI&amp;marketplace=FLIPKART&amp;q=bags&amp;store=search.flipkart.com&amp;srno=s_1_20&amp;otracker=search&amp;otracker1=search&amp;fm=organic&amp;iid=en_%2FkMyNfkSHfrONIId2YOTdAuAJ0fBeqUsBRk0j8IhKwQbnADYLXGbB%2Fxr0shp0BDxOACTNdFZ6V8PtwZRUwGoYA%3D%3D&amp;ssid=otxhbqwqxc0000001616045975551&amp;qH=404e218d27fee49e</text:p>
      <text:p text:style-name="Standard">/billion-bln-1-grey-navy-blue-historage-30-l-laptop-backpack/p/itma855c7c5f9c02?pid=BKPFH4UHYJUXTZXM&amp;lid=LSTBKPFH4UHYJUXTZXMUFARJV&amp;marketplace=FLIPKART&amp;q=bags&amp;store=search.flipkart.com&amp;srno=s_1_21&amp;otracker=search&amp;otracker1=search&amp;fm=organic&amp;iid=736ba365-1726-47e1-929f-9dc9234c766e.BKPFH4UHYJUXTZXM.SEARCH&amp;ssid=otxhbqwqxc0000001616045975551&amp;qH=404e218d27fee49e</text:p>
      <text:p text:style-name="Standard">/drazo-drz-1004-red-25-l-backpack/p/itm0723fc66c6c83?pid=BKPFMZFYHHXZ7BPM&amp;lid=LSTBKPFMZFYHHXZ7BPMD06SIG&amp;marketplace=FLIPKART&amp;q=bags&amp;store=search.flipkart.com&amp;srno=s_1_22&amp;otracker=search&amp;otracker1=search&amp;fm=organic&amp;iid=736ba365-1726-47e1-929f-9dc9234c766e.BKPFMZFYHHXZ7BPM.SEARCH&amp;ssid=otxhbqwqxc0000001616045975551&amp;qH=404e218d27fee49e</text:p>
      <text:p text:style-name="Standard">/gear-classic-anti-theft-faux-leather-20-l-laptop-backpack/p/itmfb5maj5gamqkj?pid=BKPFB5MAYV5HB74H&amp;lid=LSTBKPFB5MAYV5HB74H7GNHX5&amp;marketplace=FLIPKART&amp;q=bags&amp;store=search.flipkart.com&amp;srno=s_1_23&amp;otracker=search&amp;otracker1=search&amp;fm=organic&amp;iid=736ba365-1726-47e1-929f-9dc9234c766e.BKPFB5MAYV5HB74H.SEARCH&amp;ssid=otxhbqwqxc0000001616045975551&amp;qH=404e218d27fee49e</text:p>
      <text:p text:style-name="Standard">/heroz-057-45-l-laptop-backpack/p/itm86b173dca3bd2?pid=BKPFWTYPGHHY5PZQ&amp;lid=LSTBKPFWTYPGHHY5PZQV6BEL4&amp;marketplace=FLIPKART&amp;q=bags&amp;store=search.flipkart.com&amp;srno=s_1_24&amp;otracker=search&amp;otracker1=search&amp;fm=organic&amp;iid=en_%2FkMyNfkSHfrONIId2YOTdAuAJ0fBeqUsBRk0j8IhKwRz0EaYYsdrADFzACv54l7A2CKfHEjubi7QMBbtDhQTIQ%3D%3D&amp;ssid=otxhbqwqxc0000001616045975551&amp;qH=404e218d27fee49e</text:p>
      <text:p text:style-name="Standard">/adamson-casual-college-tution-bag-22-l-backpack/p/itm742a8dd40ef9b?pid=BKPFWHCGUZP7XFVX&amp;lid=LSTBKPFWHCGUZP7XFVXRU9N0C&amp;marketplace=FLIPKART&amp;q=bags&amp;store=search.flipkart.com&amp;srno=s_1_25&amp;otracker=search&amp;otracker1=search&amp;fm=organic&amp;iid=736ba365-1726-47e1-929f-9dc9234c766e.BKPFWHCGUZP7XFVX.SEARCH&amp;ssid=otxhbqwqxc0000001616045975551&amp;qH=404e218d27fee49e</text:p>
      <text:p text:style-name="Standard">/american-tourister-flynn-backpack-05-camo-turq-35-l/p/itmba718ff47d8d7?pid=BKPFVBDBNPBU63ES&amp;lid=LSTBKPFVBDBNPBU63ESFTVEZB&amp;marketplace=FLIPKART&amp;q=bags&amp;store=search.flipkart.com&amp;srno=s_1_26&amp;otracker=search&amp;otracker1=search&amp;fm=organic&amp;iid=736ba365-1726-47e1-929f-9dc9234c766e.BKPFVBDBNPBU63ES.SEARCH&amp;ssid=otxhbqwqxc0000001616045975551&amp;qH=404e218d27fee49e</text:p>
      <text:p text:style-name="Standard">/provogue-unisex-backpack-rain-cover-reflective-strip-40-l/p/itm57e2f21a5c8b5?pid=BKPFXY54FQ5FHEFG&amp;lid=LSTBKPFXY54FQ5FHEFGM955VA&amp;marketplace=FLIPKART&amp;q=bags&amp;store=search.flipkart.com&amp;srno=s_1_27&amp;otracker=search&amp;otracker1=search&amp;fm=organic&amp;iid=736ba365-1726-47e1-929f-<text:soft-page-break/>9dc9234c766e.BKPFXY54FQ5FHEFG.SEARCH&amp;ssid=otxhbqwqxc0000001616045975551&amp;qH=404e218d27fee49e</text:p>
      <text:p text:style-name="Standard">/louis-caron-historage-35-l-laptop-backpack/p/itm466eca55df42a?pid=BKPFU9V2VNHXHFHU&amp;lid=LSTBKPFU9V2VNHXHFHUTQGBH9&amp;marketplace=FLIPKART&amp;q=bags&amp;store=search.flipkart.com&amp;srno=s_1_28&amp;otracker=search&amp;otracker1=search&amp;fm=organic&amp;iid=736ba365-1726-47e1-929f-9dc9234c766e.BKPFU9V2VNHXHFHU.SEARCH&amp;ssid=otxhbqwqxc0000001616045975551&amp;qH=404e218d27fee49e</text:p>
      <text:p text:style-name="Standard">/mi-business-casual-21-l-laptop-backpack/p/itmfb26839b8ded4?pid=BKPFH7K8EGGUC6ZZ&amp;lid=LSTBKPFH7K8EGGUC6ZZWZEA0T&amp;marketplace=FLIPKART&amp;q=bags&amp;store=search.flipkart.com&amp;srno=s_1_29&amp;otracker=search&amp;otracker1=search&amp;fm=organic&amp;iid=736ba365-1726-47e1-929f-9dc9234c766e.BKPFH7K8EGGUC6ZZ.SEARCH&amp;ssid=otxhbqwqxc0000001616045975551&amp;qH=404e218d27fee49e</text:p>
      <text:p text:style-name="Standard">/shimoliet-daypack-15-l-backpack/p/itm42c629fe4c316?pid=BKPFXZUE5ZVFWZ5H&amp;lid=LSTBKPFXZUE5ZVFWZ5HYTNPZN&amp;marketplace=FLIPKART&amp;q=bags&amp;store=search.flipkart.com&amp;srno=s_1_30&amp;otracker=search&amp;otracker1=search&amp;fm=organic&amp;iid=en_%2FkMyNfkSHfrONIId2YOTdAuAJ0fBeqUsBRk0j8IhKwSO4iRc9y2%2FC207ALROecDzLvIY55Krzus20MnAR3zPxA%3D%3D&amp;ssid=otxhbqwqxc0000001616045975551&amp;qH=404e218d27fee49e</text:p>
      <text:p text:style-name="Standard">/metronaut-khadi-textured-hi-storage-30-l-laptop-backpack/p/itm71544c598e419?pid=BKPFP3YBJQMSZR6H&amp;lid=LSTBKPFP3YBJQMSZR6HPZ6AL8&amp;marketplace=FLIPKART&amp;q=bags&amp;store=search.flipkart.com&amp;srno=s_1_31&amp;otracker=search&amp;otracker1=search&amp;fm=organic&amp;iid=736ba365-1726-47e1-929f-9dc9234c766e.BKPFP3YBJQMSZR6H.SEARCH&amp;ssid=otxhbqwqxc0000001616045975551&amp;qH=404e218d27fee49e</text:p>
      <text:p text:style-name="Standard">/dreamz-stylish-60011-32-l-laptop-backpack/p/itm35c155a650e15?pid=BKPFMTS2YYVCGXMN&amp;lid=LSTBKPFMTS2YYVCGXMN9HLXVN&amp;marketplace=FLIPKART&amp;q=bags&amp;store=search.flipkart.com&amp;srno=s_1_32&amp;otracker=search&amp;otracker1=search&amp;fm=organic&amp;iid=736ba365-1726-47e1-929f-9dc9234c766e.BKPFMTS2YYVCGXMN.SEARCH&amp;ssid=otxhbqwqxc0000001616045975551&amp;qH=404e218d27fee49e</text:p>
      <text:p text:style-name="Standard">/drazo-drz-1004-navy-25-l-backpack/p/itm355e416af40ca?pid=BKPFMZFV2NFAK7FZ&amp;lid=LSTBKPFMZFV2NFAK7FZNUUGSV&amp;marketplace=FLIPKART&amp;q=bags&amp;store=search.flipkart.com&amp;srno=s_1_33&amp;otracker=search&amp;otracker1=search&amp;fm=organic&amp;iid=736ba365-1726-47e1-929f-9dc9234c766e.BKPFMZFV2NFAK7FZ.SEARCH&amp;ssid=otxhbqwqxc0000001616045975551&amp;qH=404e218d27fee49e</text:p>
      <text:p text:style-name="Standard">/sparkway-burfi-blue-unisex-school-bag-ii-genuine-backpack-multiuse-waterproof-29-l-laptop/p/itm86f0be1ffad10?pid=BKPFWY3JG4HTNUQZ&amp;lid=LSTBKPFWY3JG4HTNUQZYCOK6A&amp;marketplace=FLIPKART&amp;q=bags&amp;store=search.flipkart.com&amp;srno=s_1_34&amp;otracker=search&amp;otracker1=search&amp;fm=organic&amp;iid=en_%2FkMyNfkSHfrONIId2YOTdAuAJ0fBeqUsBRk0j8IhKwS8YNKcDlELxq1eT9c5bcF38Wjs9DpFBNZ%2BsWJ9o9r6dQ%3D%3D&amp;ssid=otxhbqwqxc0000001616045975551&amp;qH=404e218d27fee49e</text:p>
      <text:p text:style-name="Standard">/dreamz-stylish-face-1-spacy-backpack-men-women-school-for-college-boys-girls-35-l-laptop-blue/p/itma3738ca345877?pid=BKPFWFUEHHUC9UE4&amp;lid=LSTBKPFWFUEHHUC9UE4YA1WNX&amp;marketplace=FLIPKART&amp;q=bags&amp;store=search.flipkart.com&amp;srno=s_1_35&amp;otracker=search&amp;otracker1=search&amp;fm=organic&amp;iid=736ba365-1726-47e1-929f-<text:soft-page-break/>9dc9234c766e.BKPFWFUEHHUC9UE4.SEARCH&amp;ssid=otxhbqwqxc0000001616045975551&amp;qH=404e218d27fee49e</text:p>
      <text:p text:style-name="Standard">/skybags-skater-04-laptop-30-l-backpack/p/itmb12921882cdc3?pid=BKPFZDKXHN5QWDZX&amp;lid=LSTBKPFZDKXHN5QWDZXWJB5JS&amp;marketplace=FLIPKART&amp;q=bags&amp;store=search.flipkart.com&amp;srno=s_1_36&amp;otracker=search&amp;otracker1=search&amp;fm=organic&amp;iid=736ba365-1726-47e1-929f-9dc9234c766e.BKPFZDKXHN5QWDZX.SEARCH&amp;ssid=otxhbqwqxc0000001616045975551&amp;qH=404e218d27fee49e</text:p>
      <text:p text:style-name="Standard">/skybags-strider-06-h-25-l-backpack/p/itm3a6c4ef0db67c?pid=BKPFZDKX4EJ7YW2Y&amp;lid=LSTBKPFZDKX4EJ7YW2Y3NXDXE&amp;marketplace=FLIPKART&amp;q=bags&amp;store=search.flipkart.com&amp;srno=s_1_37&amp;otracker=search&amp;otracker1=search&amp;fm=organic&amp;iid=736ba365-1726-47e1-929f-9dc9234c766e.BKPFZDKX4EJ7YW2Y.SEARCH&amp;ssid=otxhbqwqxc0000001616045975551&amp;qH=404e218d27fee49e</text:p>
      <text:p text:style-name="Standard">/american-tourister-caspar-nxt-03-grey-22-l-laptop-backpack/p/itmc02ad50ddd8a1?pid=BKPFGG3REH5KDG9R&amp;lid=LSTBKPFGG3REH5KDG9RROALN1&amp;marketplace=FLIPKART&amp;q=bags&amp;store=search.flipkart.com&amp;srno=s_1_38&amp;otracker=search&amp;otracker1=search&amp;fm=organic&amp;iid=736ba365-1726-47e1-929f-9dc9234c766e.BKPFGG3REH5KDG9R.SEARCH&amp;ssid=otxhbqwqxc0000001616045975551&amp;qH=404e218d27fee49e</text:p>
      <text:p text:style-name="Standard">/gear-space-4-30-l-backpack/p/itmf3uhybt7mam3q?pid=BKPE2C66WBGXNHVU&amp;lid=LSTBKPE2C66WBGXNHVUMHWWUW&amp;marketplace=FLIPKART&amp;q=bags&amp;store=search.flipkart.com&amp;srno=s_1_39&amp;otracker=search&amp;otracker1=search&amp;fm=organic&amp;iid=736ba365-1726-47e1-929f-9dc9234c766e.BKPE2C66WBGXNHVU.SEARCH&amp;ssid=otxhbqwqxc0000001616045975551&amp;qH=404e218d27fee49e</text:p>
      <text:p text:style-name="Standard">/acrux-troy-35-l-laptop-backpack/p/itm4106044ecc235?pid=BKPFTNE9ZGTGTD2T&amp;lid=LSTBKPFTNE9ZGTGTD2TXXMXMY&amp;marketplace=FLIPKART&amp;q=bags&amp;store=search.flipkart.com&amp;srno=s_1_40&amp;otracker=search&amp;otracker1=search&amp;fm=organic&amp;iid=en_%2FkMyNfkSHfrONIId2YOTdAuAJ0fBeqUsBRk0j8IhKwTRLQ8%2BKrAlLhmHl4KR7j%2BH6zMiX4yikMr%2Ba3Wrcc%2BXsg%3D%3D&amp;ssid=otxhbqwqxc0000001616045975551&amp;qH=404e218d27fee49e</text:p>
      <text:p text:style-name="Standard">image &lt;img alt="Flipkart" class="_2xm1JU" src="//static-assets-web.flixcart.com/www/linchpin/fk-cp-zion/img/flipkart-plus_8d85f4.png" title="Flipkart" width="75"/&gt;</text:p>
      <text:p text:style-name="Standard">image &lt;img src="//static-assets-web.flixcart.com/www/linchpin/fk-cp-zion/img/plus_aef861.png" width="10"/&gt;</text:p>
      <text:p text:style-name="Standard">image &lt;img alt="MA_BK_U999" class="_2OHU_q _2WCh1J"/&gt;</text:p>
      <text:p text:style-name="Standard">image &lt;img alt="MA_BK_U999" class="kJjFO0 _3DIhEh _9JTfqZ" src="https://rukminim1.flixcart.com/flap/100/54/image/4b0da03e293da1d1.jpg?q=50"/&gt;</text:p>
      <text:p text:style-name="Standard">image &lt;img alt="" class="_2r_T1I" src=""/&gt;</text:p>
      <text:p text:style-name="Standard">image &lt;img height="18" src="//static-assets-web.flixcart.com/www/linchpin/fk-cp-zion/img/fa_62673a.png"/&gt;</text:p>
      <text:p text:style-name="Standard">image &lt;img alt="" class="_2r_T1I" src=""/&gt;</text:p>
      <text:p text:style-name="Standard">image &lt;img height="18" src="//static-assets-web.flixcart.com/www/linchpin/fk-cp-zion/img/fa_62673a.png"/&gt;</text:p>
      <text:p text:style-name="Standard">image &lt;img alt="" class="_2r_T1I" src=""/&gt;</text:p>
      <text:p text:style-name="Standard">image &lt;img height="18" src="//static-assets-web.flixcart.com/www/linchpin/fk-cp-zion/img/fa_62673a.png"/&gt;</text:p>
      <text:p text:style-name="Standard">image &lt;img alt="" class="_2r_T1I" src=""/&gt;</text:p>
      <text:p text:style-name="Standard"><text:soft-page-break/>image &lt;img height="18" src="//static-assets-web.flixcart.com/www/linchpin/fk-cp-zion/img/fa_62673a.png"/&gt;</text:p>
      <text:p text:style-name="Standard">image &lt;img alt="" class="_2r_T1I" src=""/&gt;</text:p>
      <text:p text:style-name="Standard">image &lt;img height="18" src="//static-assets-web.flixcart.com/www/linchpin/fk-cp-zion/img/fa_62673a.png"/&gt;</text:p>
      <text:p text:style-name="Standard">image &lt;img alt="" class="_2r_T1I" src=""/&gt;</text:p>
      <text:p text:style-name="Standard">image &lt;img height="18" src="//static-assets-web.flixcart.com/www/linchpin/fk-cp-zion/img/fa_62673a.png"/&gt;</text:p>
      <text:p text:style-name="Standard">image &lt;img alt="" class="_2r_T1I" src=""/&gt;</text:p>
      <text:p text:style-name="Standard">image &lt;img height="18" src="//static-assets-web.flixcart.com/www/linchpin/fk-cp-zion/img/fa_62673a.png"/&gt;</text:p>
      <text:p text:style-name="Standard">image &lt;img alt="" class="_2r_T1I" src=""/&gt;</text:p>
      <text:p text:style-name="Standard">image &lt;img height="18" src="//static-assets-web.flixcart.com/www/linchpin/fk-cp-zion/img/fa_62673a.png"/&gt;</text:p>
      <text:p text:style-name="Standard">image &lt;img alt="" class="_2r_T1I" src=""/&gt;</text:p>
      <text:p text:style-name="Standard">image &lt;img height="18" src="//static-assets-web.flixcart.com/www/linchpin/fk-cp-zion/img/fa_62673a.png"/&gt;</text:p>
      <text:p text:style-name="Standard">image &lt;img alt="" class="_2r_T1I" src=""/&gt;</text:p>
      <text:p text:style-name="Standard">image &lt;img height="18" src="//static-assets-web.flixcart.com/www/linchpin/fk-cp-zion/img/fa_62673a.png"/&gt;</text:p>
      <text:p text:style-name="Standard">image &lt;img alt="" class="_2r_T1I" src=""/&gt;</text:p>
      <text:p text:style-name="Standard">image &lt;img height="18" src="//static-assets-web.flixcart.com/www/linchpin/fk-cp-zion/img/fa_62673a.png"/&gt;</text:p>
      <text:p text:style-name="Standard">image &lt;img alt="" class="_2r_T1I" src=""/&gt;</text:p>
      <text:p text:style-name="Standard">image &lt;img height="18" src="//static-assets-web.flixcart.com/www/linchpin/fk-cp-zion/img/fa_62673a.png"/&gt;</text:p>
      <text:p text:style-name="Standard">image &lt;img alt="" class="_2r_T1I" src=""/&gt;</text:p>
      <text:p text:style-name="Standard">image &lt;img height="18" src="//static-assets-web.flixcart.com/www/linchpin/fk-cp-zion/img/fa_62673a.png"/&gt;</text:p>
      <text:p text:style-name="Standard">image &lt;img alt="" class="_2r_T1I" src=""/&gt;</text:p>
      <text:p text:style-name="Standard">image &lt;img height="18" src="//static-assets-web.flixcart.com/www/linchpin/fk-cp-zion/img/fa_62673a.png"/&gt;</text:p>
      <text:p text:style-name="Standard">image &lt;img alt="" class="_2r_T1I" src=""/&gt;</text:p>
      <text:p text:style-name="Standard">image &lt;img height="18" src="//static-assets-web.flixcart.com/www/linchpin/fk-cp-zion/img/fa_62673a.png"/&gt;</text:p>
      <text:p text:style-name="Standard">image &lt;img alt="" class="_2r_T1I" src=""/&gt;</text:p>
      <text:p text:style-name="Standard">image &lt;img alt="" class="_2r_T1I" src=""/&gt;</text:p>
      <text:p text:style-name="Standard">image &lt;img height="18" src="//static-assets-web.flixcart.com/www/linchpin/fk-cp-zion/img/fa_62673a.png"/&gt;</text:p>
      <text:p text:style-name="Standard">image &lt;img alt="" class="_2r_T1I" src=""/&gt;</text:p>
      <text:p text:style-name="Standard">image &lt;img height="18" src="//static-assets-web.flixcart.com/www/linchpin/fk-cp-zion/img/fa_62673a.png"/&gt;</text:p>
      <text:p text:style-name="Standard">image &lt;img alt="" class="_2r_T1I" src=""/&gt;</text:p>
      <text:p text:style-name="Standard">image &lt;img height="18" src="//static-assets-web.flixcart.com/www/linchpin/fk-cp-zion/img/fa_62673a.png"/&gt;</text:p>
      <text:p text:style-name="Standard">image &lt;img alt="" class="_2r_T1I" src=""/&gt;</text:p>
      <text:p text:style-name="Standard">image &lt;img alt="" class="_2r_T1I" src=""/&gt;</text:p>
      <text:p text:style-name="Standard">image &lt;img height="18" src="//static-assets-web.flixcart.com/www/linchpin/fk-cp-zion/img/fa_62673a.png"/&gt;</text:p>
      <text:p text:style-name="Standard">image &lt;img alt="" class="_2r_T1I" src=""/&gt;</text:p>
      <text:p text:style-name="Standard">image &lt;img alt="" class="_2r_T1I" src=""/&gt;</text:p>
      <text:p text:style-name="Standard"><text:soft-page-break/>image &lt;img height="18" src="//static-assets-web.flixcart.com/www/linchpin/fk-cp-zion/img/fa_62673a.png"/&gt;</text:p>
      <text:p text:style-name="Standard">image &lt;img alt="" class="_2r_T1I" src=""/&gt;</text:p>
      <text:p text:style-name="Standard">image &lt;img height="18" src="//static-assets-web.flixcart.com/www/linchpin/fk-cp-zion/img/fa_62673a.png"/&gt;</text:p>
      <text:p text:style-name="Standard">image &lt;img alt="" class="_2r_T1I" src=""/&gt;</text:p>
      <text:p text:style-name="Standard">image &lt;img height="18" src="//static-assets-web.flixcart.com/www/linchpin/fk-cp-zion/img/fa_62673a.png"/&gt;</text:p>
      <text:p text:style-name="Standard">image &lt;img alt="" class="_2r_T1I" src=""/&gt;</text:p>
      <text:p text:style-name="Standard">image &lt;img height="18" src="//static-assets-web.flixcart.com/www/linchpin/fk-cp-zion/img/fa_62673a.png"/&gt;</text:p>
      <text:p text:style-name="Standard">image &lt;img alt="" class="_2r_T1I" src=""/&gt;</text:p>
      <text:p text:style-name="Standard">image &lt;img height="18" src="//static-assets-web.flixcart.com/www/linchpin/fk-cp-zion/img/fa_62673a.png"/&gt;</text:p>
      <text:p text:style-name="Standard">image &lt;img alt="" class="_2r_T1I" src=""/&gt;</text:p>
      <text:p text:style-name="Standard">image &lt;img height="18" src="//static-assets-web.flixcart.com/www/linchpin/fk-cp-zion/img/fa_62673a.png"/&gt;</text:p>
      <text:p text:style-name="Standard">image &lt;img alt="" class="_2r_T1I" src=""/&gt;</text:p>
      <text:p text:style-name="Standard">image &lt;img height="18" src="//static-assets-web.flixcart.com/www/linchpin/fk-cp-zion/img/fa_62673a.png"/&gt;</text:p>
      <text:p text:style-name="Standard">image &lt;img alt="" class="_2r_T1I" src=""/&gt;</text:p>
      <text:p text:style-name="Standard">image &lt;img height="18" src="//static-assets-web.flixcart.com/www/linchpin/fk-cp-zion/img/fa_62673a.png"/&gt;</text:p>
      <text:p text:style-name="Standard">image &lt;img alt="" class="_2r_T1I" src=""/&gt;</text:p>
      <text:p text:style-name="Standard">image &lt;img height="18" src="//static-assets-web.flixcart.com/www/linchpin/fk-cp-zion/img/fa_62673a.png"/&gt;</text:p>
      <text:p text:style-name="Standard">image &lt;img alt="" class="_2r_T1I" src=""/&gt;</text:p>
      <text:p text:style-name="Standard">image &lt;img height="18" src="//static-assets-web.flixcart.com/www/linchpin/fk-cp-zion/img/fa_62673a.png"/&gt;</text:p>
      <text:p text:style-name="Standard">image &lt;img alt="" class="_2r_T1I" src=""/&gt;</text:p>
      <text:p text:style-name="Standard">image &lt;img alt="" class="_2r_T1I" src=""/&gt;</text:p>
      <text:p text:style-name="Standard">image &lt;img alt="" class="_2r_T1I" src=""/&gt;</text:p>
      <text:p text:style-name="Standard">image &lt;img height="18" src="//static-assets-web.flixcart.com/www/linchpin/fk-cp-zion/img/fa_62673a.png"/&gt;</text:p>
      <text:p text:style-name="Standard">image &lt;img alt="" class="_2r_T1I" src=""/&gt;</text:p>
      <text:p text:style-name="Standard">image &lt;img height="18" src="//static-assets-web.flixcart.com/www/linchpin/fk-cp-zion/img/fa_62673a.png"/&gt;</text:p>
      <text:p text:style-name="Standard">image &lt;img alt="" class="_2r_T1I" src=""/&gt;</text:p>
      <text:p text:style-name="Standard">image &lt;img height="18" src="//static-assets-web.flixcart.com/www/linchpin/fk-cp-zion/img/fa_62673a.png"/&gt;</text:p>
      <text:p text:style-name="Standard">image &lt;img alt="" class="_2r_T1I" src=""/&gt;</text:p>
      <text:p text:style-name="Standard">image &lt;img height="18" src="//static-assets-web.flixcart.com/www/linchpin/fk-cp-zion/img/fa_62673a.png"/&gt;</text:p>
      <text:p text:style-name="Standard">image &lt;img alt="" class="_2r_T1I" src=""/&gt;</text:p>
      <text:p text:style-name="Standard">image &lt;img height="18" src="//static-assets-web.flixcart.com/www/linchpin/fk-cp-zion/img/fa_62673a.png"/&gt;</text:p>
      <text:p text:style-name="Standard">image &lt;img alt="" class="_2r_T1I" src=""/&gt;</text:p>
      <text:p text:style-name="Standard">image &lt;img height="18" src="//static-assets-web.flixcart.com/www/linchpin/fk-cp-zion/img/fa_62673a.png"/&gt;</text:p>
      <text:p text:style-name="Standard">image &lt;img alt="mi Business Casual 21 L Laptop Backpack" class="_396cs4" src="//static-assets-web.flixcart.com/www/linchpin/fk-cp-zion/img/placeholder_fcebae.svg"/&gt;</text:p>
      <text:p text:style-name="Standard"><text:soft-page-break/>image &lt;img class="_1wB99o" src="data:image/svg+xml;base64,PHN2ZyB4bWxucz0iaHR0cDovL3d3dy53My5vcmcvMjAwMC9zdmciIHdpZHRoPSIxMyIgaGVpZ2h0PSIxMiI+PHBhdGggZmlsbD0iI0ZGRiIgZD0iTTYuNSA5LjQzOWwtMy42NzQgMi4yMy45NC00LjI2LTMuMjEtMi44ODMgNC4yNTQtLjQwNEw2LjUuMTEybDEuNjkgNC4wMSA0LjI1NC40MDQtMy4yMSAyLjg4Mi45NCA0LjI2eiIvPjwvc3ZnPg=="/&gt;</text:p>
      <text:p text:style-name="Standard">image &lt;img class="_1wB99o" src="data:image/svg+xml;base64,PHN2ZyB4bWxucz0iaHR0cDovL3d3dy53My5vcmcvMjAwMC9zdmciIHdpZHRoPSIxMyIgaGVpZ2h0PSIxMiI+PHBhdGggZmlsbD0iI0ZGRiIgZD0iTTYuNSA5LjQzOWwtMy42NzQgMi4yMy45NC00LjI2LTMuMjEtMi44ODMgNC4yNTQtLjQwNEw2LjUuMTEybDEuNjkgNC4wMSA0LjI1NC40MDQtMy4yMSAyLjg4Mi45NCA0LjI2eiIvPjwvc3ZnPg=="/&gt;</text:p>
      <text:p text:style-name="Standard">image &lt;img class="_1wB99o" src="data:image/svg+xml;base64,PHN2ZyB4bWxucz0iaHR0cDovL3d3dy53My5vcmcvMjAwMC9zdmciIHdpZHRoPSIxMyIgaGVpZ2h0PSIxMiI+PHBhdGggZmlsbD0iI0ZGRiIgZD0iTTYuNSA5LjQzOWwtMy42NzQgMi4yMy45NC00LjI2LTMuMjEtMi44ODMgNC4yNTQtLjQwNEw2LjUuMTEybDEuNjkgNC4wMSA0LjI1NC40MDQtMy4yMSAyLjg4Mi45NCA0LjI2eiIvPjwvc3ZnPg=="/&gt;</text:p>
      <text:p text:style-name="Standard">image &lt;img alt="Wildcraft Daredevil 43 L Laptop Backpack" class="_396cs4" src="//static-assets-web.flixcart.com/www/linchpin/fk-cp-zion/img/placeholder_fcebae.svg"/&gt;</text:p>
      <text:p text:style-name="Standard">image &lt;img class="_1wB99o" src="data:image/svg+xml;base64,PHN2ZyB4bWxucz0iaHR0cDovL3d3dy53My5vcmcvMjAwMC9zdmciIHdpZHRoPSIxMyIgaGVpZ2h0PSIxMiI+PHBhdGggZmlsbD0iI0ZGRiIgZD0iTTYuNSA5LjQzOWwtMy42NzQgMi4yMy45NC00LjI2LTMuMjEtMi44ODMgNC4yNTQtLjQwNEw2LjUuMTEybDEuNjkgNC4wMSA0LjI1NC40MDQtMy4yMSAyLjg4Mi45NCA0LjI2eiIvPjwvc3ZnPg=="/&gt;</text:p>
      <text:p text:style-name="Standard">image &lt;img class="_1wB99o" src="data:image/svg+xml;base64,PHN2ZyB4bWxucz0iaHR0cDovL3d3dy53My5vcmcvMjAwMC9zdmciIHdpZHRoPSIxMyIgaGVpZ2h0PSIxMiI+PHBhdGggZmlsbD0iI0ZGRiIgZD0iTTYuNSA5LjQzOWwtMy42NzQgMi4yMy45NC00LjI2LTMuMjEtMi44ODMgNC4yNTQtLjQwNEw2LjUuMTEybDEuNjkgNC4wMSA0LjI1NC40MDQtMy4yMSAyLjg4Mi45NCA0LjI2eiIvPjwvc3ZnPg=="/&gt;</text:p>
      <text:p text:style-name="Standard">image &lt;img class="_1wB99o" src="data:image/svg+xml;base64,PHN2ZyB4bWxucz0iaHR0cDovL3d3dy53My5vcmcvMjAwMC9zdmciIHdpZHRoPSIxMyIgaGVpZ2h0PSIxMiI+PHBhdGggZmlsbD0iI0ZGRiIgZD0iTTYuNSA5LjQzOWwtMy42NzQgMi4yMy45NC00LjI2LTMuMjEtMi44ODMgNC4yNTQtLjQwNEw2LjUuMTEybDEuNjkgNC4wMSA0LjI1NC40MDQtMy4yMSAyLjg4Mi45NCA0LjI2eiIvPjwvc3ZnPg=="/&gt;</text:p>
      <text:p text:style-name="Standard">image &lt;img alt="Gear Space 4 30 L Backpack" class="_396cs4" src="//static-assets-web.flixcart.com/www/linchpin/fk-cp-zion/img/placeholder_fcebae.svg"/&gt;</text:p>
      <text:p text:style-name="Standard">image &lt;img class="_1wB99o" src="data:image/svg+xml;base64,PHN2ZyB4bWxucz0iaHR0cDovL3d3dy53My5vcmcvMjAwMC9zdmciIHdpZHRoPSIxMyIgaGVpZ2h0PSIxMiI+PHBhdGggZmlsbD0iI0ZGRiIgZD0iTTYuNSA5LjQzOWwtMy42NzQgMi4yMy45NC00LjI2LTMuMjEtMi44ODMgNC4yNTQtLjQwNEw2LjUuMTEybDEuNjkgNC4wMSA0LjI1NC40MDQtMy4yMSAyLjg4Mi45NCA0LjI2eiIvPjwvc3ZnPg=="/&gt;</text:p>
      <text:p text:style-name="Standard">image &lt;img class="_1wB99o" src="data:image/svg+xml;base64,PHN2ZyB4bWxucz0iaHR0cDovL3d3dy53My5vcmcvMjAwMC9zdmciIHdpZHRoPSIxMyIgaGVpZ2h0PSIxMiI+PHBhdGggZmlsbD0iI0ZGRiIgZD0iTTYuNSA5LjQzOWwtMy42NzQgMi4yMy45NC00LjI2LTMuMjEtMi44ODMgNC4yNTQtLjQwNEw2LjUuMTEybDEuNjkgNC4wMSA0LjI1NC40MDQtMy4yMSAyLjg4Mi45NCA0LjI2eiIvPjwvc3ZnPg=="/&gt;</text:p>
      <text:p text:style-name="Standard"><text:soft-page-break/>image &lt;img class="_1wB99o" src="data:image/svg+xml;base64,PHN2ZyB4bWxucz0iaHR0cDovL3d3dy53My5vcmcvMjAwMC9zdmciIHdpZHRoPSIxMyIgaGVpZ2h0PSIxMiI+PHBhdGggZmlsbD0iI0ZGRiIgZD0iTTYuNSA5LjQzOWwtMy42NzQgMi4yMy45NC00LjI2LTMuMjEtMi44ODMgNC4yNTQtLjQwNEw2LjUuMTEybDEuNjkgNC4wMSA0LjI1NC40MDQtMy4yMSAyLjg4Mi45NCA0LjI2eiIvPjwvc3ZnPg=="/&gt;</text:p>
      <text:p text:style-name="Standard">image &lt;img alt="SparkWay Burfi Blue Unisex School Bag II Genuine Backpack II Multiuse Bag II Waterproof School Bag II 29 L Laptop Backpack" class="_396cs4" src="//static-assets-web.flixcart.com/www/linchpin/fk-cp-zion/img/placeholder_fcebae.svg"/&gt;</text:p>
      <text:p text:style-name="Standard">image &lt;img class="_1wB99o" src="data:image/svg+xml;base64,PHN2ZyB4bWxucz0iaHR0cDovL3d3dy53My5vcmcvMjAwMC9zdmciIHdpZHRoPSIxMyIgaGVpZ2h0PSIxMiI+PHBhdGggZmlsbD0iI0ZGRiIgZD0iTTYuNSA5LjQzOWwtMy42NzQgMi4yMy45NC00LjI2LTMuMjEtMi44ODMgNC4yNTQtLjQwNEw2LjUuMTEybDEuNjkgNC4wMSA0LjI1NC40MDQtMy4yMSAyLjg4Mi45NCA0LjI2eiIvPjwvc3ZnPg=="/&gt;</text:p>
      <text:p text:style-name="Standard">image &lt;img class="_1wB99o" src="data:image/svg+xml;base64,PHN2ZyB4bWxucz0iaHR0cDovL3d3dy53My5vcmcvMjAwMC9zdmciIHdpZHRoPSIxMyIgaGVpZ2h0PSIxMiI+PHBhdGggZmlsbD0iI0ZGRiIgZD0iTTYuNSA5LjQzOWwtMy42NzQgMi4yMy45NC00LjI2LTMuMjEtMi44ODMgNC4yNTQtLjQwNEw2LjUuMTEybDEuNjkgNC4wMSA0LjI1NC40MDQtMy4yMSAyLjg4Mi45NCA0LjI2eiIvPjwvc3ZnPg=="/&gt;</text:p>
      <text:p text:style-name="Standard">image &lt;img class="_1wB99o" src="data:image/svg+xml;base64,PHN2ZyB4bWxucz0iaHR0cDovL3d3dy53My5vcmcvMjAwMC9zdmciIHdpZHRoPSIxMyIgaGVpZ2h0PSIxMiI+PHBhdGggZmlsbD0iI0ZGRiIgZD0iTTYuNSA5LjQzOWwtMy42NzQgMi4yMy45NC00LjI2LTMuMjEtMi44ODMgNC4yNTQtLjQwNEw2LjUuMTEybDEuNjkgNC4wMSA0LjI1NC40MDQtMy4yMSAyLjg4Mi45NCA0LjI2eiIvPjwvc3ZnPg=="/&gt;</text:p>
      <text:p text:style-name="Standard">image &lt;img alt="mi Step Out 12 liters Water Repellent Backpack (Black) 12 L Backpack" class="_396cs4" src="//static-assets-web.flixcart.com/www/linchpin/fk-cp-zion/img/placeholder_fcebae.svg"/&gt;</text:p>
      <text:p text:style-name="Standard">image &lt;img class="_1wB99o" src="data:image/svg+xml;base64,PHN2ZyB4bWxucz0iaHR0cDovL3d3dy53My5vcmcvMjAwMC9zdmciIHdpZHRoPSIxMyIgaGVpZ2h0PSIxMiI+PHBhdGggZmlsbD0iI0ZGRiIgZD0iTTYuNSA5LjQzOWwtMy42NzQgMi4yMy45NC00LjI2LTMuMjEtMi44ODMgNC4yNTQtLjQwNEw2LjUuMTEybDEuNjkgNC4wMSA0LjI1NC40MDQtMy4yMSAyLjg4Mi45NCA0LjI2eiIvPjwvc3ZnPg=="/&gt;</text:p>
      <text:p text:style-name="Standard">image &lt;img class="_1wB99o" src="data:image/svg+xml;base64,PHN2ZyB4bWxucz0iaHR0cDovL3d3dy53My5vcmcvMjAwMC9zdmciIHdpZHRoPSIxMyIgaGVpZ2h0PSIxMiI+PHBhdGggZmlsbD0iI0ZGRiIgZD0iTTYuNSA5LjQzOWwtMy42NzQgMi4yMy45NC00LjI2LTMuMjEtMi44ODMgNC4yNTQtLjQwNEw2LjUuMTEybDEuNjkgNC4wMSA0LjI1NC40MDQtMy4yMSAyLjg4Mi45NCA0LjI2eiIvPjwvc3ZnPg=="/&gt;</text:p>
      <text:p text:style-name="Standard">image &lt;img class="_1wB99o" src="data:image/svg+xml;base64,PHN2ZyB4bWxucz0iaHR0cDovL3d3dy53My5vcmcvMjAwMC9zdmciIHdpZHRoPSIxMyIgaGVpZ2h0PSIxMiI+PHBhdGggZmlsbD0iI0ZGRiIgZD0iTTYuNSA5LjQzOWwtMy42NzQgMi4yMy45NC00LjI2LTMuMjEtMi44ODMgNC4yNTQtLjQwNEw2LjUuMTEybDEuNjkgNC4wMSA0LjI1NC40MDQtMy4yMSAyLjg4Mi45NCA0LjI2eiIvPjwvc3ZnPg=="/&gt;</text:p>
      <text:p text:style-name="Standard">image &lt;img src="data:image/svg+xml;base64,PHN2ZyB4bWxucz0iaHR0cDovL3d3dy53My5vcmcvMjAwMC9zdmciIHdpZHRoPSIxNiIgaGVpZ2h0PSIxNSIgdmlld0JveD0iMCAwIDE2IDE1Ij4KICAgIDxkZWZzPgogICAgICAgIDxsaW5lYXJHcmFkaWVudCBpZD0iYSIgeDE9IjAlIiB4Mj0iODYuODc2JS<text:soft-page-break/>IgeTE9IjAlIiB5Mj0iODAuMjAyJSI+CiAgICAgICAgICAgIDxzdG9wIG9mZnNldD0iMCUiIHN0b3AtY29sb3I9IiNGRkQ4MDAiLz4KICAgICAgICAgICAgPHN0b3Agb2Zmc2V0PSIxMDAlIiBzdG9wLWNvbG9yPSIjRkZBRjAwIi8+CiAgICAgICAgPC9saW5lYXJHcmFkaWVudD4KICAgIDwvZGVmcz4KICAgIDxnIGZpbGw9Im5vbmUiIGZpbGwtcnVsZT0iZXZlbm9kZCI+CiAgICAgICAgPHBhdGggZD0iTS0yLTJoMjB2MjBILTJ6Ii8+CiAgICAgICAgPHBhdGggZmlsbD0idXJsKCNhKSIgZmlsbC1ydWxlPSJub256ZXJvIiBkPSJNMTUuOTMgNS42MTRoLTIuOTQ4VjQuMTRjMC0uODE4LS42NTUtMS40NzMtMS40NzMtMS40NzNIOC41NmMtLjgxNyAwLTEuNDczLjY1NS0xLjQ3MyAxLjQ3M3YxLjQ3NEg0LjE0Yy0uODE4IDAtMS40NjYuNjU2LTEuNDY2IDEuNDc0bC0uMDA3IDguMTA1YzAgLjgxOC42NTUgMS40NzQgMS40NzMgMS40NzRoMTEuNzljLjgxOCAwIDEuNDc0LS42NTYgMS40NzQtMS40NzRWNy4wODhjMC0uODE4LS42NTYtMS40NzQtMS40NzQtMS40NzR6bS00LjQyMSAwSDguNTZWNC4xNGgyLjk0OHYxLjQ3NHoiIHRyYW5zZm9ybT0idHJhbnNsYXRlKC0yIC0yKSIvPgogICAgPC9nPgo8L3N2Zz4K"/&gt;</text:p>
      <text:p text:style-name="Standard">image &lt;img src="data:image/svg+xml;base64,PHN2ZyB4bWxucz0iaHR0cDovL3d3dy53My5vcmcvMjAwMC9zdmciIHdpZHRoPSIxNSIgaGVpZ2h0PSIxNSIgdmlld0JveD0iMCAwIDE1IDE1Ij4KICAgIDxkZWZzPgogICAgICAgIDxsaW5lYXJHcmFkaWVudCBpZD0iYSIgeDE9IjAlIiB4Mj0iODYuODc2JSIgeTE9IjAlIiB5Mj0iODAuMjAyJSI+CiAgICAgICAgICAgIDxzdG9wIG9mZnNldD0iMCUiIHN0b3AtY29sb3I9IiNGRkQ4MDAiLz4KICAgICAgICAgICAgPHN0b3Agb2Zmc2V0PSIxMDAlIiBzdG9wLWNvbG9yPSIjRkZBRjAwIi8+CiAgICAgICAgPC9saW5lYXJHcmFkaWVudD4KICAgIDwvZGVmcz4KICAgIDxnIGZpbGw9Im5vbmUiIGZpbGwtcnVsZT0iZXZlbm9kZCI+CiAgICAgICAgPHBhdGggZD0iTS0zLTNoMjB2MjBILTN6Ii8+CiAgICAgICAgPHBhdGggZmlsbD0idXJsKCNhKSIgZmlsbC1ydWxlPSJub256ZXJvIiBkPSJNMTAuNDkyIDNDNi4zNTMgMyAzIDYuMzYgMyAxMC41YzAgNC4xNCAzLjM1MyA3LjUgNy40OTIgNy41QzE0LjY0IDE4IDE4IDE0LjY0IDE4IDEwLjUgMTggNi4zNiAxNC42NCAzIDEwLjQ5MiAzem0zLjE4IDEyTDEwLjUgMTMuMDg4IDcuMzI3IDE1bC44NC0zLjYwN0w1LjM3IDguOTdsMy42OS0uMzE1TDEwLjUgNS4yNWwxLjQ0IDMuMzk4IDMuNjkuMzE1LTIuNzk4IDIuNDIyLjg0IDMuNjE1eiIgdHJhbnNmb3JtPSJ0cmFuc2xhdGUoLTMgLTMpIi8+CiAgICA8L2c+Cjwvc3ZnPgo="/&gt;</text:p>
      <text:p text:style-name="Standard">image &lt;img src="data:image/svg+xml;base64,PHN2ZyB4bWxucz0iaHR0cDovL3d3dy53My5vcmcvMjAwMC9zdmciIHdpZHRoPSIxOCIgaGVpZ2h0PSIxNyIgdmlld0JveD0iMCAwIDE4IDE3Ij4KICAgIDxkZWZzPgogICAgICAgIDxsaW5lYXJHcmFkaWVudCBpZD0iYSIgeDE9IjAlIiB4Mj0iODYuODc2JSIgeTE9IjAlIiB5Mj0iODAuMjAyJSI+CiAgICAgICAgICAgIDxzdG9wIG9mZnNldD0iMCUiIHN0b3AtY29sb3I9IiNGRkQ4MDAiLz4KICAgICAgICAgICAgPHN0b3Agb2Zmc2V0PSIxMDAlIiBzdG9wLWNvbG9yPSIjRkZBRjAwIi8+CiAgICAgICAgPC9saW5lYXJHcmFkaWVudD4KICAgIDwvZGVmcz4KICAgIDxnIGZpbGw9Im5vbmUiIGZpbGwtcnVsZT0iZXZlbm9kZCI+CiAgICAgICAgPHBhdGggZD0iTS0xLTFoMjB2MjBILTF6Ii8+CiAgICAgICAgPHBhdGggZmlsbD0idXJsKCNhKSIgZmlsbC1ydWxlPSJub256ZXJvIiBkPSJNMTYuNjY3IDVIMTQuODVjLjA5Mi0uMjU4LjE1LS41NDIuMTUtLjgzM2EyLjQ5NyAyLjQ5NyAwIDAgMC00LjU4My0xLjM3NUwxMCAzLjM1bC0uNDE3LS41NjdBMi41MSAyLjUxIDAgMCAwIDcuNSAxLjY2N2EyLjQ5NyAyLjQ5NyAwIDAgMC0yLjUgMi41YzAgLjI5MS4wNTguNTc1LjE1LjgzM0gzLjMzM2MtLjkyNSAwLTEuNjU4Ljc0Mi0xLjY1OCAxLjY2N2wtLjAwOCA5LjE2NkExLjY2IDEuNjYgMCAwIDAgMy4zMzMgMTcuNWgxMy4zMzRhMS42NiAxLjY2IDAgMCAwIDEuNjY2LTEuNjY3VjYuNjY3QTEuNjYgMS42NiAwIDAgMCAxNi42NjcgNXptMCA2LjY2N0gzLjMzM3YtNWg0LjIzNEw1LjgzMyA5LjAyNWwxLjM1Ljk3NSAxLjk4NC0yLjdMMTAgNi4xNjdsLjgzMyAxLjEzMyAxLjk4NCAyLjcgMS4zNS0uOTc1LTEuNzM0LTIuMzU4aDQuMjM0djV6IiB0cmFuc2Zvcm09InRyYW5zbGF0ZSgtMSAtMSkiLz4KICAgIDwvZz4KPC9zdmc+Cg=="/&gt;</text:p>
      <text:p text:style-name="Standard">image &lt;img src="data:image/svg+xml;base64,PHN2ZyB4bWxucz0iaHR0cDovL3d3dy53My5vcmcvMjAwMC9zdmciIHdpZHRoPSIxNSIgaGVpZ2h0PSIxNSIgdmlld0JveD0iMCAwIDE1IDE1Ij4KICAgIDxkZWZzPgogICAgICAgIDxsaW5lYXJHcmFkaWVudCBpZD0iYSIgeDE9IjAlIiB4Mj0iODYuODc2JSIgeTE9IjAlIiB5Mj0iODAuMjAyJSI+CiAgICAgICAgICAgIDxzdG9wIG9mZnNldD0iMCUiIHN0b3AtY29sb3I9IiNGRkQ4MDAiLz4KICAgICAgICAgICAgPHN0b3Agb2Zmc2V0PSIxMDAlIiBz<text:soft-page-break/>dG9wLWNvbG9yPSIjRkZBRjAwIi8+CiAgICAgICAgPC9saW5lYXJHcmFkaWVudD4KICAgIDwvZGVmcz4KICAgIDxnIGZpbGw9Im5vbmUiIGZpbGwtcnVsZT0iZXZlbm9kZCI+CiAgICAgICAgPHBhdGggZD0iTS0yLTNoMjB2MjBILTJ6Ii8+CiAgICAgICAgPHBhdGggZmlsbD0idXJsKCNhKSIgZmlsbC1ydWxlPSJub256ZXJvIiBkPSJNOS41IDNDNS4zNiAzIDIgNi4zNiAyIDEwLjUgMiAxNC42NCA1LjM2IDE4IDkuNSAxOGM0LjE0IDAgNy41LTMuMzYgNy41LTcuNUMxNyA2LjM2IDEzLjY0IDMgOS41IDN6bS43NSAxMi43NWgtMS41di0xLjVoMS41djEuNXptMS41NTMtNS44MTNsLS42NzYuNjljLS41NC41NDgtLjg3Ny45OTgtLjg3NyAyLjEyM2gtMS41di0uMzc1YzAtLjgyNS4zMzgtMS41NzUuODc3LTIuMTIzbC45My0uOTQ1Yy4yNzgtLjI3LjQ0My0uNjQ1LjQ0My0xLjA1NyAwLS44MjUtLjY3NS0xLjUtMS41LTEuNVM4IDcuNDI1IDggOC4yNUg2LjVhMyAzIDAgMSAxIDYgMGMwIC42Ni0uMjcgMS4yNi0uNjk3IDEuNjg4eiIgdHJhbnNmb3JtPSJ0cmFuc2xhdGUoLTIgLTMpIi8+CiAgICA8L2c+Cjwvc3ZnPgo="/&gt;</text:p>
      <text:p text:style-name="Standard">image &lt;img src="//static-assets-web.flixcart.com/www/linchpin/fk-cp-zion/img/payment-method_7934bc.svg"/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11:36:41.063466405</meta:creation-date>
    <dc:date>2021-03-18T11:37:41.678831501</dc:date>
    <meta:editing-duration>PT1M4S</meta:editing-duration>
    <meta:editing-cycles>1</meta:editing-cycles>
    <meta:document-statistic meta:table-count="0" meta:image-count="0" meta:object-count="0" meta:page-count="12" meta:paragraph-count="184" meta:word-count="638" meta:character-count="32041" meta:non-whitespace-character-count="31587"/>
    <meta:generator>LibreOffice/6.4.2.2$Linux_X86_64 LibreOffice_project/40$Build-2</meta:generator>
  </office:meta>
</office:document-meta>
</file>